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manifest="urn:oasis:names:tc:opendocument:xmlns:manifest:1.0" office:version="1.2">
  <office:automatic-styles/>
  <office:body>
    <office:spreadsheet>
      <table:table table:name="Overview">
        <table:table-row>
          <table:table-cell table:style-name="pd1" office:value-type="string" office:value="Date">
            <text:p>Date</text:p>
          </table:table-cell>
          <table:table-cell table:style-name="pd1" office:value-type="date" office:date-value="2025-01-01T00:00:00">
            <text:p>Wed Jan  1 00:00:00 2025</text:p>
          </table:table-cell>
          <table:table-cell table:style-name="pd1" office:value-type="date" office:date-value="2025-01-02T00:00:00">
            <text:p>Thu Jan  2 00:00:00 2025</text:p>
          </table:table-cell>
          <table:table-cell table:style-name="pd1" office:value-type="date" office:date-value="2025-01-03T00:00:00">
            <text:p>Fri Jan  3 00:00:00 2025</text:p>
          </table:table-cell>
          <table:table-cell table:style-name="pd1" office:value-type="date" office:date-value="2025-01-04T00:00:00">
            <text:p>Sat Jan  4 00:00:00 2025</text:p>
          </table:table-cell>
          <table:table-cell table:style-name="pd1" office:value-type="date" office:date-value="2025-01-05T00:00:00">
            <text:p>Sun Jan  5 00:00:00 2025</text:p>
          </table:table-cell>
          <table:table-cell table:style-name="pd1" office:value-type="date" office:date-value="2025-01-06T00:00:00">
            <text:p>Mon Jan  6 00:00:00 2025</text:p>
          </table:table-cell>
          <table:table-cell table:style-name="pd1" office:value-type="date" office:date-value="2025-01-07T00:00:00">
            <text:p>Tue Jan  7 00:00:00 2025</text:p>
          </table:table-cell>
          <table:table-cell table:style-name="pd1" office:value-type="date" office:date-value="2025-01-08T00:00:00">
            <text:p>Wed Jan  8 00:00:00 2025</text:p>
          </table:table-cell>
          <table:table-cell table:style-name="pd1" office:value-type="date" office:date-value="2025-01-09T00:00:00">
            <text:p>Thu Jan  9 00:00:00 2025</text:p>
          </table:table-cell>
          <table:table-cell table:style-name="pd1" office:value-type="date" office:date-value="2025-01-10T00:00:00">
            <text:p>Fri Jan 10 00:00:00 2025</text:p>
          </table:table-cell>
          <table:table-cell table:style-name="pd1" office:value-type="date" office:date-value="2025-01-11T00:00:00">
            <text:p>Sat Jan 11 00:00:00 2025</text:p>
          </table:table-cell>
          <table:table-cell table:style-name="pd1" office:value-type="date" office:date-value="2025-01-12T00:00:00">
            <text:p>Sun Jan 12 00:00:00 2025</text:p>
          </table:table-cell>
          <table:table-cell table:style-name="pd1" office:value-type="date" office:date-value="2025-01-13T00:00:00">
            <text:p>Mon Jan 13 00:00:00 2025</text:p>
          </table:table-cell>
          <table:table-cell table:style-name="pd1" office:value-type="date" office:date-value="2025-01-14T00:00:00">
            <text:p>Tue Jan 14 00:00:00 2025</text:p>
          </table:table-cell>
          <table:table-cell table:style-name="pd1" office:value-type="date" office:date-value="2025-01-15T00:00:00">
            <text:p>Wed Jan 15 00:00:00 2025</text:p>
          </table:table-cell>
          <table:table-cell table:style-name="pd1" office:value-type="date" office:date-value="2025-01-16T00:00:00">
            <text:p>Thu Jan 16 00:00:00 2025</text:p>
          </table:table-cell>
          <table:table-cell table:style-name="pd1" office:value-type="date" office:date-value="2025-01-17T00:00:00">
            <text:p>Fri Jan 17 00:00:00 2025</text:p>
          </table:table-cell>
          <table:table-cell table:style-name="pd1" office:value-type="date" office:date-value="2025-01-18T00:00:00">
            <text:p>Sat Jan 18 00:00:00 2025</text:p>
          </table:table-cell>
          <table:table-cell table:style-name="pd1" office:value-type="date" office:date-value="2025-01-19T00:00:00">
            <text:p>Sun Jan 19 00:00:00 2025</text:p>
          </table:table-cell>
          <table:table-cell table:style-name="pd1" office:value-type="date" office:date-value="2025-01-20T00:00:00">
            <text:p>Mon Jan 20 00:00:00 2025</text:p>
          </table:table-cell>
          <table:table-cell table:style-name="pd1" office:value-type="date" office:date-value="2025-01-21T00:00:00">
            <text:p>Tue Jan 21 00:00:00 2025</text:p>
          </table:table-cell>
          <table:table-cell table:style-name="pd1" office:value-type="date" office:date-value="2025-01-22T00:00:00">
            <text:p>Wed Jan 22 00:00:00 2025</text:p>
          </table:table-cell>
          <table:table-cell table:style-name="pd1" office:value-type="date" office:date-value="2025-01-23T00:00:00">
            <text:p>Thu Jan 23 00:00:00 2025</text:p>
          </table:table-cell>
          <table:table-cell table:style-name="pd1" office:value-type="date" office:date-value="2025-01-24T00:00:00">
            <text:p>Fri Jan 24 00:00:00 2025</text:p>
          </table:table-cell>
          <table:table-cell table:style-name="pd1" office:value-type="date" office:date-value="2025-01-25T00:00:00">
            <text:p>Sat Jan 25 00:00:00 2025</text:p>
          </table:table-cell>
          <table:table-cell table:style-name="pd1" office:value-type="date" office:date-value="2025-01-26T00:00:00">
            <text:p>Sun Jan 26 00:00:00 2025</text:p>
          </table:table-cell>
          <table:table-cell table:style-name="pd1" office:value-type="date" office:date-value="2025-01-27T00:00:00">
            <text:p>Mon Jan 27 00:00:00 2025</text:p>
          </table:table-cell>
          <table:table-cell table:style-name="pd1" office:value-type="date" office:date-value="2025-01-28T00:00:00">
            <text:p>Tue Jan 28 00:00:00 2025</text:p>
          </table:table-cell>
          <table:table-cell table:style-name="pd1" office:value-type="date" office:date-value="2025-01-29T00:00:00">
            <text:p>Wed Jan 29 00:00:00 2025</text:p>
          </table:table-cell>
          <table:table-cell table:style-name="pd1" office:value-type="date" office:date-value="2025-01-30T00:00:00">
            <text:p>Thu Jan 30 00:00:00 2025</text:p>
          </table:table-cell>
          <table:table-cell table:style-name="pd1" office:value-type="date" office:date-value="2025-01-31T00:00:00">
            <text:p>Fri Jan 31 00:00:00 2025</text:p>
          </table:table-cell>
          <table:table-cell table:style-name="pd1" office:value-type="date" office:date-value="2025-02-01T00:00:00">
            <text:p>Sat Feb  1 00:00:00 2025</text:p>
          </table:table-cell>
          <table:table-cell table:style-name="pd1" office:value-type="date" office:date-value="2025-02-02T00:00:00">
            <text:p>Sun Feb  2 00:00:00 2025</text:p>
          </table:table-cell>
          <table:table-cell table:style-name="pd1" office:value-type="date" office:date-value="2025-02-03T00:00:00">
            <text:p>Mon Feb  3 00:00:00 2025</text:p>
          </table:table-cell>
          <table:table-cell table:style-name="pd1" office:value-type="date" office:date-value="2025-02-04T00:00:00">
            <text:p>Tue Feb  4 00:00:00 2025</text:p>
          </table:table-cell>
          <table:table-cell table:style-name="pd1" office:value-type="date" office:date-value="2025-02-05T00:00:00">
            <text:p>Wed Feb  5 00:00:00 2025</text:p>
          </table:table-cell>
          <table:table-cell table:style-name="pd1" office:value-type="date" office:date-value="2025-02-06T00:00:00">
            <text:p>Thu Feb  6 00:00:00 2025</text:p>
          </table:table-cell>
          <table:table-cell table:style-name="pd1" office:value-type="date" office:date-value="2025-02-07T00:00:00">
            <text:p>Fri Feb  7 00:00:00 2025</text:p>
          </table:table-cell>
          <table:table-cell table:style-name="pd1" office:value-type="date" office:date-value="2025-02-08T00:00:00">
            <text:p>Sat Feb  8 00:00:00 2025</text:p>
          </table:table-cell>
          <table:table-cell table:style-name="pd1" office:value-type="date" office:date-value="2025-02-09T00:00:00">
            <text:p>Sun Feb  9 00:00:00 2025</text:p>
          </table:table-cell>
          <table:table-cell table:style-name="pd1" office:value-type="date" office:date-value="2025-02-10T00:00:00">
            <text:p>Mon Feb 10 00:00:00 2025</text:p>
          </table:table-cell>
          <table:table-cell table:style-name="pd1" office:value-type="date" office:date-value="2025-02-11T00:00:00">
            <text:p>Tue Feb 11 00:00:00 2025</text:p>
          </table:table-cell>
          <table:table-cell table:style-name="pd1" office:value-type="date" office:date-value="2025-02-12T00:00:00">
            <text:p>Wed Feb 12 00:00:00 2025</text:p>
          </table:table-cell>
          <table:table-cell table:style-name="pd1" office:value-type="date" office:date-value="2025-02-13T00:00:00">
            <text:p>Thu Feb 13 00:00:00 2025</text:p>
          </table:table-cell>
          <table:table-cell table:style-name="pd1" office:value-type="date" office:date-value="2025-02-14T00:00:00">
            <text:p>Fri Feb 14 00:00:00 2025</text:p>
          </table:table-cell>
          <table:table-cell table:style-name="pd1" office:value-type="date" office:date-value="2025-02-15T00:00:00">
            <text:p>Sat Feb 15 00:00:00 2025</text:p>
          </table:table-cell>
          <table:table-cell table:style-name="pd1" office:value-type="date" office:date-value="2025-02-16T00:00:00">
            <text:p>Sun Feb 16 00:00:00 2025</text:p>
          </table:table-cell>
          <table:table-cell table:style-name="pd1" office:value-type="date" office:date-value="2025-02-17T00:00:00">
            <text:p>Mon Feb 17 00:00:00 2025</text:p>
          </table:table-cell>
          <table:table-cell table:style-name="pd1" office:value-type="date" office:date-value="2025-02-18T00:00:00">
            <text:p>Tue Feb 18 00:00:00 2025</text:p>
          </table:table-cell>
          <table:table-cell table:style-name="pd1" office:value-type="date" office:date-value="2025-02-19T00:00:00">
            <text:p>Wed Feb 19 00:00:00 2025</text:p>
          </table:table-cell>
          <table:table-cell table:style-name="pd1" office:value-type="date" office:date-value="2025-02-20T00:00:00">
            <text:p>Thu Feb 20 00:00:00 2025</text:p>
          </table:table-cell>
          <table:table-cell table:style-name="pd1" office:value-type="date" office:date-value="2025-02-21T00:00:00">
            <text:p>Fri Feb 21 00:00:00 2025</text:p>
          </table:table-cell>
          <table:table-cell table:style-name="pd1" office:value-type="date" office:date-value="2025-02-22T00:00:00">
            <text:p>Sat Feb 22 00:00:00 2025</text:p>
          </table:table-cell>
          <table:table-cell table:style-name="pd1" office:value-type="date" office:date-value="2025-02-23T00:00:00">
            <text:p>Sun Feb 23 00:00:00 2025</text:p>
          </table:table-cell>
          <table:table-cell table:style-name="pd1" office:value-type="date" office:date-value="2025-02-24T00:00:00">
            <text:p>Mon Feb 24 00:00:00 2025</text:p>
          </table:table-cell>
          <table:table-cell table:style-name="pd1" office:value-type="date" office:date-value="2025-02-25T00:00:00">
            <text:p>Tue Feb 25 00:00:00 2025</text:p>
          </table:table-cell>
          <table:table-cell table:style-name="pd1" office:value-type="date" office:date-value="2025-02-26T00:00:00">
            <text:p>Wed Feb 26 00:00:00 2025</text:p>
          </table:table-cell>
          <table:table-cell table:style-name="pd1" office:value-type="date" office:date-value="2025-02-27T00:00:00">
            <text:p>Thu Feb 27 00:00:00 2025</text:p>
          </table:table-cell>
          <table:table-cell table:style-name="pd1" office:value-type="date" office:date-value="2025-02-28T00:00:00">
            <text:p>Fri Feb 28 00:00:00 2025</text:p>
          </table:table-cell>
          <table:table-cell table:style-name="pd1" office:value-type="date" office:date-value="2025-03-01T00:00:00">
            <text:p>Sat Mar  1 00:00:00 2025</text:p>
          </table:table-cell>
          <table:table-cell table:style-name="pd1" office:value-type="date" office:date-value="2025-03-02T00:00:00">
            <text:p>Sun Mar  2 00:00:00 2025</text:p>
          </table:table-cell>
          <table:table-cell table:style-name="pd1" office:value-type="date" office:date-value="2025-03-03T00:00:00">
            <text:p>Mon Mar  3 00:00:00 2025</text:p>
          </table:table-cell>
          <table:table-cell table:style-name="pd1" office:value-type="date" office:date-value="2025-03-04T00:00:00">
            <text:p>Tue Mar  4 00:00:00 2025</text:p>
          </table:table-cell>
          <table:table-cell table:style-name="pd1" office:value-type="date" office:date-value="2025-03-05T00:00:00">
            <text:p>Wed Mar  5 00:00:00 2025</text:p>
          </table:table-cell>
          <table:table-cell table:style-name="pd1" office:value-type="date" office:date-value="2025-03-06T00:00:00">
            <text:p>Thu Mar  6 00:00:00 2025</text:p>
          </table:table-cell>
          <table:table-cell table:style-name="pd1" office:value-type="date" office:date-value="2025-03-07T00:00:00">
            <text:p>Fri Mar  7 00:00:00 2025</text:p>
          </table:table-cell>
          <table:table-cell table:style-name="pd1" office:value-type="date" office:date-value="2025-03-08T00:00:00">
            <text:p>Sat Mar  8 00:00:00 2025</text:p>
          </table:table-cell>
          <table:table-cell table:style-name="pd1" office:value-type="date" office:date-value="2025-03-09T00:00:00">
            <text:p>Sun Mar  9 00:00:00 2025</text:p>
          </table:table-cell>
          <table:table-cell table:style-name="pd1" office:value-type="date" office:date-value="2025-03-10T00:00:00">
            <text:p>Mon Mar 10 00:00:00 2025</text:p>
          </table:table-cell>
          <table:table-cell table:style-name="pd1" office:value-type="date" office:date-value="2025-03-11T00:00:00">
            <text:p>Tue Mar 11 00:00:00 2025</text:p>
          </table:table-cell>
          <table:table-cell table:style-name="pd1" office:value-type="date" office:date-value="2025-03-12T00:00:00">
            <text:p>Wed Mar 12 00:00:00 2025</text:p>
          </table:table-cell>
          <table:table-cell table:style-name="pd1" office:value-type="date" office:date-value="2025-03-13T00:00:00">
            <text:p>Thu Mar 13 00:00:00 2025</text:p>
          </table:table-cell>
          <table:table-cell table:style-name="pd1" office:value-type="date" office:date-value="2025-03-14T00:00:00">
            <text:p>Fri Mar 14 00:00:00 2025</text:p>
          </table:table-cell>
          <table:table-cell table:style-name="pd1" office:value-type="date" office:date-value="2025-03-15T00:00:00">
            <text:p>Sat Mar 15 00:00:00 2025</text:p>
          </table:table-cell>
          <table:table-cell table:style-name="pd1" office:value-type="date" office:date-value="2025-03-16T00:00:00">
            <text:p>Sun Mar 16 00:00:00 2025</text:p>
          </table:table-cell>
          <table:table-cell table:style-name="pd1" office:value-type="date" office:date-value="2025-03-17T00:00:00">
            <text:p>Mon Mar 17 00:00:00 2025</text:p>
          </table:table-cell>
          <table:table-cell table:style-name="pd1" office:value-type="date" office:date-value="2025-03-18T00:00:00">
            <text:p>Tue Mar 18 00:00:00 2025</text:p>
          </table:table-cell>
          <table:table-cell table:style-name="pd1" office:value-type="date" office:date-value="2025-03-19T00:00:00">
            <text:p>Wed Mar 19 00:00:00 2025</text:p>
          </table:table-cell>
          <table:table-cell table:style-name="pd1" office:value-type="date" office:date-value="2025-03-20T00:00:00">
            <text:p>Thu Mar 20 00:00:00 2025</text:p>
          </table:table-cell>
          <table:table-cell table:style-name="pd1" office:value-type="date" office:date-value="2025-03-21T00:00:00">
            <text:p>Fri Mar 21 00:00:00 2025</text:p>
          </table:table-cell>
          <table:table-cell table:style-name="pd1" office:value-type="date" office:date-value="2025-03-22T00:00:00">
            <text:p>Sat Mar 22 00:00:00 2025</text:p>
          </table:table-cell>
          <table:table-cell table:style-name="pd1" office:value-type="date" office:date-value="2025-03-23T00:00:00">
            <text:p>Sun Mar 23 00:00:00 2025</text:p>
          </table:table-cell>
          <table:table-cell table:style-name="pd1" office:value-type="date" office:date-value="2025-03-24T00:00:00">
            <text:p>Mon Mar 24 00:00:00 2025</text:p>
          </table:table-cell>
          <table:table-cell table:style-name="pd1" office:value-type="date" office:date-value="2025-03-25T00:00:00">
            <text:p>Tue Mar 25 00:00:00 2025</text:p>
          </table:table-cell>
          <table:table-cell table:style-name="pd1" office:value-type="date" office:date-value="2025-03-26T00:00:00">
            <text:p>Wed Mar 26 00:00:00 2025</text:p>
          </table:table-cell>
          <table:table-cell table:style-name="pd1" office:value-type="date" office:date-value="2025-03-27T00:00:00">
            <text:p>Thu Mar 27 00:00:00 2025</text:p>
          </table:table-cell>
          <table:table-cell table:style-name="pd1" office:value-type="date" office:date-value="2025-03-28T00:00:00">
            <text:p>Fri Mar 28 00:00:00 2025</text:p>
          </table:table-cell>
          <table:table-cell table:style-name="pd1" office:value-type="date" office:date-value="2025-03-29T00:00:00">
            <text:p>Sat Mar 29 00:00:00 2025</text:p>
          </table:table-cell>
          <table:table-cell table:style-name="pd1" office:value-type="date" office:date-value="2025-03-30T00:00:00">
            <text:p>Sun Mar 30 00:00:00 2025</text:p>
          </table:table-cell>
          <table:table-cell table:style-name="pd1" office:value-type="date" office:date-value="2025-03-31T00:00:00">
            <text:p>Mon Mar 31 00:00:00 2025</text:p>
          </table:table-cell>
          <table:table-cell table:style-name="pd1" office:value-type="date" office:date-value="2025-04-01T00:00:00">
            <text:p>Tue Apr  1 00:00:00 2025</text:p>
          </table:table-cell>
          <table:table-cell table:style-name="pd1" office:value-type="date" office:date-value="2025-04-02T00:00:00">
            <text:p>Wed Apr  2 00:00:00 2025</text:p>
          </table:table-cell>
          <table:table-cell table:style-name="pd1" office:value-type="date" office:date-value="2025-04-03T00:00:00">
            <text:p>Thu Apr  3 00:00:00 2025</text:p>
          </table:table-cell>
          <table:table-cell table:style-name="pd1" office:value-type="date" office:date-value="2025-04-04T00:00:00">
            <text:p>Fri Apr  4 00:00:00 2025</text:p>
          </table:table-cell>
          <table:table-cell table:style-name="pd1" office:value-type="date" office:date-value="2025-04-05T00:00:00">
            <text:p>Sat Apr  5 00:00:00 2025</text:p>
          </table:table-cell>
          <table:table-cell table:style-name="pd1" office:value-type="date" office:date-value="2025-04-06T00:00:00">
            <text:p>Sun Apr  6 00:00:00 2025</text:p>
          </table:table-cell>
          <table:table-cell table:style-name="pd1" office:value-type="date" office:date-value="2025-04-07T00:00:00">
            <text:p>Mon Apr  7 00:00:00 2025</text:p>
          </table:table-cell>
          <table:table-cell table:style-name="pd1" office:value-type="date" office:date-value="2025-04-08T00:00:00">
            <text:p>Tue Apr  8 00:00:00 2025</text:p>
          </table:table-cell>
          <table:table-cell table:style-name="pd1" office:value-type="date" office:date-value="2025-04-09T00:00:00">
            <text:p>Wed Apr  9 00:00:00 2025</text:p>
          </table:table-cell>
          <table:table-cell table:style-name="pd1" office:value-type="date" office:date-value="2025-04-10T00:00:00">
            <text:p>Thu Apr 10 00:00:00 2025</text:p>
          </table:table-cell>
          <table:table-cell table:style-name="pd1" office:value-type="date" office:date-value="2025-04-11T00:00:00">
            <text:p>Fri Apr 11 00:00:00 2025</text:p>
          </table:table-cell>
          <table:table-cell table:style-name="pd1" office:value-type="date" office:date-value="2025-04-12T00:00:00">
            <text:p>Sat Apr 12 00:00:00 2025</text:p>
          </table:table-cell>
          <table:table-cell table:style-name="pd1" office:value-type="date" office:date-value="2025-04-13T00:00:00">
            <text:p>Sun Apr 13 00:00:00 2025</text:p>
          </table:table-cell>
          <table:table-cell table:style-name="pd1" office:value-type="date" office:date-value="2025-04-14T00:00:00">
            <text:p>Mon Apr 14 00:00:00 2025</text:p>
          </table:table-cell>
          <table:table-cell table:style-name="pd1" office:value-type="date" office:date-value="2025-04-15T00:00:00">
            <text:p>Tue Apr 15 00:00:00 2025</text:p>
          </table:table-cell>
          <table:table-cell table:style-name="pd1" office:value-type="date" office:date-value="2025-04-16T00:00:00">
            <text:p>Wed Apr 16 00:00:00 2025</text:p>
          </table:table-cell>
          <table:table-cell table:style-name="pd1" office:value-type="date" office:date-value="2025-04-17T00:00:00">
            <text:p>Thu Apr 17 00:00:00 2025</text:p>
          </table:table-cell>
          <table:table-cell table:style-name="pd1" office:value-type="date" office:date-value="2025-04-18T00:00:00">
            <text:p>Fri Apr 18 00:00:00 2025</text:p>
          </table:table-cell>
          <table:table-cell table:style-name="pd1" office:value-type="date" office:date-value="2025-04-19T00:00:00">
            <text:p>Sat Apr 19 00:00:00 2025</text:p>
          </table:table-cell>
          <table:table-cell table:style-name="pd1" office:value-type="date" office:date-value="2025-04-20T00:00:00">
            <text:p>Sun Apr 20 00:00:00 2025</text:p>
          </table:table-cell>
          <table:table-cell table:style-name="pd1" office:value-type="date" office:date-value="2025-04-21T00:00:00">
            <text:p>Mon Apr 21 00:00:00 2025</text:p>
          </table:table-cell>
          <table:table-cell table:style-name="pd1" office:value-type="date" office:date-value="2025-04-22T00:00:00">
            <text:p>Tue Apr 22 00:00:00 2025</text:p>
          </table:table-cell>
          <table:table-cell table:style-name="pd1" office:value-type="date" office:date-value="2025-04-23T00:00:00">
            <text:p>Wed Apr 23 00:00:00 2025</text:p>
          </table:table-cell>
          <table:table-cell table:style-name="pd1" office:value-type="date" office:date-value="2025-04-24T00:00:00">
            <text:p>Thu Apr 24 00:00:00 2025</text:p>
          </table:table-cell>
          <table:table-cell table:style-name="pd1" office:value-type="date" office:date-value="2025-04-25T00:00:00">
            <text:p>Fri Apr 25 00:00:00 2025</text:p>
          </table:table-cell>
          <table:table-cell table:style-name="pd1" office:value-type="date" office:date-value="2025-04-26T00:00:00">
            <text:p>Sat Apr 26 00:00:00 2025</text:p>
          </table:table-cell>
          <table:table-cell table:style-name="pd1" office:value-type="date" office:date-value="2025-04-27T00:00:00">
            <text:p>Sun Apr 27 00:00:00 2025</text:p>
          </table:table-cell>
          <table:table-cell table:style-name="pd1" office:value-type="date" office:date-value="2025-04-28T00:00:00">
            <text:p>Mon Apr 28 00:00:00 2025</text:p>
          </table:table-cell>
          <table:table-cell table:style-name="pd1" office:value-type="date" office:date-value="2025-04-29T00:00:00">
            <text:p>Tue Apr 29 00:00:00 2025</text:p>
          </table:table-cell>
          <table:table-cell table:style-name="pd1" office:value-type="date" office:date-value="2025-04-30T00:00:00">
            <text:p>Wed Apr 30 00:00:00 2025</text:p>
          </table:table-cell>
          <table:table-cell table:style-name="pd1" office:value-type="date" office:date-value="2025-05-01T00:00:00">
            <text:p>Thu May  1 00:00:00 2025</text:p>
          </table:table-cell>
          <table:table-cell table:style-name="pd1" office:value-type="date" office:date-value="2025-05-02T00:00:00">
            <text:p>Fri May  2 00:00:00 2025</text:p>
          </table:table-cell>
          <table:table-cell table:style-name="pd1" office:value-type="date" office:date-value="2025-05-03T00:00:00">
            <text:p>Sat May  3 00:00:00 2025</text:p>
          </table:table-cell>
          <table:table-cell table:style-name="pd1" office:value-type="date" office:date-value="2025-05-04T00:00:00">
            <text:p>Sun May  4 00:00:00 2025</text:p>
          </table:table-cell>
          <table:table-cell table:style-name="pd1" office:value-type="date" office:date-value="2025-05-05T00:00:00">
            <text:p>Mon May  5 00:00:00 2025</text:p>
          </table:table-cell>
          <table:table-cell table:style-name="pd1" office:value-type="date" office:date-value="2025-05-06T00:00:00">
            <text:p>Tue May  6 00:00:00 2025</text:p>
          </table:table-cell>
          <table:table-cell table:style-name="pd1" office:value-type="date" office:date-value="2025-05-07T00:00:00">
            <text:p>Wed May  7 00:00:00 2025</text:p>
          </table:table-cell>
          <table:table-cell table:style-name="pd1" office:value-type="date" office:date-value="2025-05-08T00:00:00">
            <text:p>Thu May  8 00:00:00 2025</text:p>
          </table:table-cell>
          <table:table-cell table:style-name="pd1" office:value-type="date" office:date-value="2025-05-09T00:00:00">
            <text:p>Fri May  9 00:00:00 2025</text:p>
          </table:table-cell>
          <table:table-cell table:style-name="pd1" office:value-type="date" office:date-value="2025-05-10T00:00:00">
            <text:p>Sat May 10 00:00:00 2025</text:p>
          </table:table-cell>
          <table:table-cell table:style-name="pd1" office:value-type="date" office:date-value="2025-05-11T00:00:00">
            <text:p>Sun May 11 00:00:00 2025</text:p>
          </table:table-cell>
          <table:table-cell table:style-name="pd1" office:value-type="date" office:date-value="2025-05-12T00:00:00">
            <text:p>Mon May 12 00:00:00 2025</text:p>
          </table:table-cell>
          <table:table-cell table:style-name="pd1" office:value-type="date" office:date-value="2025-05-13T00:00:00">
            <text:p>Tue May 13 00:00:00 2025</text:p>
          </table:table-cell>
          <table:table-cell table:style-name="pd1" office:value-type="date" office:date-value="2025-05-14T00:00:00">
            <text:p>Wed May 14 00:00:00 2025</text:p>
          </table:table-cell>
          <table:table-cell table:style-name="pd1" office:value-type="date" office:date-value="2025-05-15T00:00:00">
            <text:p>Thu May 15 00:00:00 2025</text:p>
          </table:table-cell>
          <table:table-cell table:style-name="pd1" office:value-type="date" office:date-value="2025-05-16T00:00:00">
            <text:p>Fri May 16 00:00:00 2025</text:p>
          </table:table-cell>
          <table:table-cell table:style-name="pd1" office:value-type="date" office:date-value="2025-05-17T00:00:00">
            <text:p>Sat May 17 00:00:00 2025</text:p>
          </table:table-cell>
          <table:table-cell table:style-name="pd1" office:value-type="date" office:date-value="2025-05-18T00:00:00">
            <text:p>Sun May 18 00:00:00 2025</text:p>
          </table:table-cell>
          <table:table-cell table:style-name="pd1" office:value-type="date" office:date-value="2025-05-19T00:00:00">
            <text:p>Mon May 19 00:00:00 2025</text:p>
          </table:table-cell>
          <table:table-cell table:style-name="pd1" office:value-type="date" office:date-value="2025-05-20T00:00:00">
            <text:p>Tue May 20 00:00:00 2025</text:p>
          </table:table-cell>
          <table:table-cell table:style-name="pd1" office:value-type="date" office:date-value="2025-05-21T00:00:00">
            <text:p>Wed May 21 00:00:00 2025</text:p>
          </table:table-cell>
          <table:table-cell table:style-name="pd1" office:value-type="date" office:date-value="2025-05-22T00:00:00">
            <text:p>Thu May 22 00:00:00 2025</text:p>
          </table:table-cell>
          <table:table-cell table:style-name="pd1" office:value-type="date" office:date-value="2025-05-23T00:00:00">
            <text:p>Fri May 23 00:00:00 2025</text:p>
          </table:table-cell>
          <table:table-cell table:style-name="pd1" office:value-type="date" office:date-value="2025-05-24T00:00:00">
            <text:p>Sat May 24 00:00:00 2025</text:p>
          </table:table-cell>
          <table:table-cell table:style-name="pd1" office:value-type="date" office:date-value="2025-05-25T00:00:00">
            <text:p>Sun May 25 00:00:00 2025</text:p>
          </table:table-cell>
          <table:table-cell table:style-name="pd1" office:value-type="date" office:date-value="2025-05-26T00:00:00">
            <text:p>Mon May 26 00:00:00 2025</text:p>
          </table:table-cell>
          <table:table-cell table:style-name="pd1" office:value-type="date" office:date-value="2025-05-27T00:00:00">
            <text:p>Tue May 27 00:00:00 2025</text:p>
          </table:table-cell>
          <table:table-cell table:style-name="pd1" office:value-type="date" office:date-value="2025-05-28T00:00:00">
            <text:p>Wed May 28 00:00:00 2025</text:p>
          </table:table-cell>
          <table:table-cell table:style-name="pd1" office:value-type="date" office:date-value="2025-05-29T00:00:00">
            <text:p>Thu May 29 00:00:00 2025</text:p>
          </table:table-cell>
          <table:table-cell table:style-name="pd1" office:value-type="date" office:date-value="2025-05-30T00:00:00">
            <text:p>Fri May 30 00:00:00 2025</text:p>
          </table:table-cell>
          <table:table-cell table:style-name="pd1" office:value-type="date" office:date-value="2025-05-31T00:00:00">
            <text:p>Sat May 31 00:00:00 2025</text:p>
          </table:table-cell>
          <table:table-cell table:style-name="pd1" office:value-type="date" office:date-value="2025-06-01T00:00:00">
            <text:p>Sun Jun  1 00:00:00 2025</text:p>
          </table:table-cell>
          <table:table-cell table:style-name="pd1" office:value-type="date" office:date-value="2025-06-02T00:00:00">
            <text:p>Mon Jun  2 00:00:00 2025</text:p>
          </table:table-cell>
          <table:table-cell table:style-name="pd1" office:value-type="date" office:date-value="2025-06-03T00:00:00">
            <text:p>Tue Jun  3 00:00:00 2025</text:p>
          </table:table-cell>
          <table:table-cell table:style-name="pd1" office:value-type="date" office:date-value="2025-06-04T00:00:00">
            <text:p>Wed Jun  4 00:00:00 2025</text:p>
          </table:table-cell>
          <table:table-cell table:style-name="pd1" office:value-type="date" office:date-value="2025-06-05T00:00:00">
            <text:p>Thu Jun  5 00:00:00 2025</text:p>
          </table:table-cell>
          <table:table-cell table:style-name="pd1" office:value-type="date" office:date-value="2025-06-06T00:00:00">
            <text:p>Fri Jun  6 00:00:00 2025</text:p>
          </table:table-cell>
          <table:table-cell table:style-name="pd1" office:value-type="date" office:date-value="2025-06-07T00:00:00">
            <text:p>Sat Jun  7 00:00:00 2025</text:p>
          </table:table-cell>
          <table:table-cell table:style-name="pd1" office:value-type="date" office:date-value="2025-06-08T00:00:00">
            <text:p>Sun Jun  8 00:00:00 2025</text:p>
          </table:table-cell>
          <table:table-cell table:style-name="pd1" office:value-type="date" office:date-value="2025-06-09T00:00:00">
            <text:p>Mon Jun  9 00:00:00 2025</text:p>
          </table:table-cell>
          <table:table-cell table:style-name="pd1" office:value-type="date" office:date-value="2025-06-10T00:00:00">
            <text:p>Tue Jun 10 00:00:00 2025</text:p>
          </table:table-cell>
          <table:table-cell table:style-name="pd1" office:value-type="date" office:date-value="2025-06-11T00:00:00">
            <text:p>Wed Jun 11 00:00:00 2025</text:p>
          </table:table-cell>
          <table:table-cell table:style-name="pd1" office:value-type="date" office:date-value="2025-06-12T00:00:00">
            <text:p>Thu Jun 12 00:00:00 2025</text:p>
          </table:table-cell>
          <table:table-cell table:style-name="pd1" office:value-type="date" office:date-value="2025-06-13T00:00:00">
            <text:p>Fri Jun 13 00:00:00 2025</text:p>
          </table:table-cell>
          <table:table-cell table:style-name="pd1" office:value-type="date" office:date-value="2025-06-14T00:00:00">
            <text:p>Sat Jun 14 00:00:00 2025</text:p>
          </table:table-cell>
          <table:table-cell table:style-name="pd1" office:value-type="date" office:date-value="2025-06-15T00:00:00">
            <text:p>Sun Jun 15 00:00:00 2025</text:p>
          </table:table-cell>
          <table:table-cell table:style-name="pd1" office:value-type="date" office:date-value="2025-06-16T00:00:00">
            <text:p>Mon Jun 16 00:00:00 2025</text:p>
          </table:table-cell>
          <table:table-cell table:style-name="pd1" office:value-type="date" office:date-value="2025-06-17T00:00:00">
            <text:p>Tue Jun 17 00:00:00 2025</text:p>
          </table:table-cell>
          <table:table-cell table:style-name="pd1" office:value-type="date" office:date-value="2025-06-18T00:00:00">
            <text:p>Wed Jun 18 00:00:00 2025</text:p>
          </table:table-cell>
          <table:table-cell table:style-name="pd1" office:value-type="date" office:date-value="2025-06-19T00:00:00">
            <text:p>Thu Jun 19 00:00:00 2025</text:p>
          </table:table-cell>
          <table:table-cell table:style-name="pd1" office:value-type="date" office:date-value="2025-06-20T00:00:00">
            <text:p>Fri Jun 20 00:00:00 2025</text:p>
          </table:table-cell>
          <table:table-cell table:style-name="pd1" office:value-type="date" office:date-value="2025-06-21T00:00:00">
            <text:p>Sat Jun 21 00:00:00 2025</text:p>
          </table:table-cell>
          <table:table-cell table:style-name="pd1" office:value-type="date" office:date-value="2025-06-22T00:00:00">
            <text:p>Sun Jun 22 00:00:00 2025</text:p>
          </table:table-cell>
          <table:table-cell table:style-name="pd1" office:value-type="date" office:date-value="2025-06-23T00:00:00">
            <text:p>Mon Jun 23 00:00:00 2025</text:p>
          </table:table-cell>
          <table:table-cell table:style-name="pd1" office:value-type="date" office:date-value="2025-06-24T00:00:00">
            <text:p>Tue Jun 24 00:00:00 2025</text:p>
          </table:table-cell>
          <table:table-cell table:style-name="pd1" office:value-type="date" office:date-value="2025-06-25T00:00:00">
            <text:p>Wed Jun 25 00:00:00 2025</text:p>
          </table:table-cell>
          <table:table-cell table:style-name="pd1" office:value-type="date" office:date-value="2025-06-26T00:00:00">
            <text:p>Thu Jun 26 00:00:00 2025</text:p>
          </table:table-cell>
          <table:table-cell table:style-name="pd1" office:value-type="date" office:date-value="2025-06-27T00:00:00">
            <text:p>Fri Jun 27 00:00:00 2025</text:p>
          </table:table-cell>
          <table:table-cell table:style-name="pd1" office:value-type="date" office:date-value="2025-06-28T00:00:00">
            <text:p>Sat Jun 28 00:00:00 2025</text:p>
          </table:table-cell>
          <table:table-cell table:style-name="pd1" office:value-type="date" office:date-value="2025-06-29T00:00:00">
            <text:p>Sun Jun 29 00:00:00 2025</text:p>
          </table:table-cell>
          <table:table-cell table:style-name="pd1" office:value-type="date" office:date-value="2025-06-30T00:00:00">
            <text:p>Mon Jun 30 00:00:00 2025</text:p>
          </table:table-cell>
          <table:table-cell table:style-name="pd1" office:value-type="date" office:date-value="2025-07-01T00:00:00">
            <text:p>Tue Jul  1 00:00:00 2025</text:p>
          </table:table-cell>
          <table:table-cell table:style-name="pd1" office:value-type="date" office:date-value="2025-07-02T00:00:00">
            <text:p>Wed Jul  2 00:00:00 2025</text:p>
          </table:table-cell>
          <table:table-cell table:style-name="pd1" office:value-type="date" office:date-value="2025-07-03T00:00:00">
            <text:p>Thu Jul  3 00:00:00 2025</text:p>
          </table:table-cell>
          <table:table-cell table:style-name="pd1" office:value-type="date" office:date-value="2025-07-04T00:00:00">
            <text:p>Fri Jul  4 00:00:00 2025</text:p>
          </table:table-cell>
          <table:table-cell table:style-name="pd1" office:value-type="date" office:date-value="2025-07-05T00:00:00">
            <text:p>Sat Jul  5 00:00:00 2025</text:p>
          </table:table-cell>
          <table:table-cell table:style-name="pd1" office:value-type="date" office:date-value="2025-07-06T00:00:00">
            <text:p>Sun Jul  6 00:00:00 2025</text:p>
          </table:table-cell>
          <table:table-cell table:style-name="pd1" office:value-type="date" office:date-value="2025-07-07T00:00:00">
            <text:p>Mon Jul  7 00:00:00 2025</text:p>
          </table:table-cell>
          <table:table-cell table:style-name="pd1" office:value-type="date" office:date-value="2025-07-08T00:00:00">
            <text:p>Tue Jul  8 00:00:00 2025</text:p>
          </table:table-cell>
          <table:table-cell table:style-name="pd1" office:value-type="date" office:date-value="2025-07-09T00:00:00">
            <text:p>Wed Jul  9 00:00:00 2025</text:p>
          </table:table-cell>
          <table:table-cell table:style-name="pd1" office:value-type="date" office:date-value="2025-07-10T00:00:00">
            <text:p>Thu Jul 10 00:00:00 2025</text:p>
          </table:table-cell>
          <table:table-cell table:style-name="pd1" office:value-type="date" office:date-value="2025-07-11T00:00:00">
            <text:p>Fri Jul 11 00:00:00 2025</text:p>
          </table:table-cell>
          <table:table-cell table:style-name="pd1" office:value-type="date" office:date-value="2025-07-12T00:00:00">
            <text:p>Sat Jul 12 00:00:00 2025</text:p>
          </table:table-cell>
          <table:table-cell table:style-name="pd1" office:value-type="date" office:date-value="2025-07-13T00:00:00">
            <text:p>Sun Jul 13 00:00:00 2025</text:p>
          </table:table-cell>
          <table:table-cell table:style-name="pd1" office:value-type="date" office:date-value="2025-07-14T00:00:00">
            <text:p>Mon Jul 14 00:00:00 2025</text:p>
          </table:table-cell>
          <table:table-cell table:style-name="pd1" office:value-type="date" office:date-value="2025-07-15T00:00:00">
            <text:p>Tue Jul 15 00:00:00 2025</text:p>
          </table:table-cell>
          <table:table-cell table:style-name="pd1" office:value-type="date" office:date-value="2025-07-16T00:00:00">
            <text:p>Wed Jul 16 00:00:00 2025</text:p>
          </table:table-cell>
          <table:table-cell table:style-name="pd1" office:value-type="date" office:date-value="2025-07-17T00:00:00">
            <text:p>Thu Jul 17 00:00:00 2025</text:p>
          </table:table-cell>
          <table:table-cell table:style-name="pd1" office:value-type="date" office:date-value="2025-07-18T00:00:00">
            <text:p>Fri Jul 18 00:00:00 2025</text:p>
          </table:table-cell>
          <table:table-cell table:style-name="pd1" office:value-type="date" office:date-value="2025-07-19T00:00:00">
            <text:p>Sat Jul 19 00:00:00 2025</text:p>
          </table:table-cell>
          <table:table-cell table:style-name="pd1" office:value-type="date" office:date-value="2025-07-20T00:00:00">
            <text:p>Sun Jul 20 00:00:00 2025</text:p>
          </table:table-cell>
          <table:table-cell table:style-name="pd1" office:value-type="date" office:date-value="2025-07-21T00:00:00">
            <text:p>Mon Jul 21 00:00:00 2025</text:p>
          </table:table-cell>
          <table:table-cell table:style-name="pd1" office:value-type="date" office:date-value="2025-07-22T00:00:00">
            <text:p>Tue Jul 22 00:00:00 2025</text:p>
          </table:table-cell>
          <table:table-cell table:style-name="pd1" office:value-type="date" office:date-value="2025-07-23T00:00:00">
            <text:p>Wed Jul 23 00:00:00 2025</text:p>
          </table:table-cell>
          <table:table-cell table:style-name="pd1" office:value-type="date" office:date-value="2025-07-24T00:00:00">
            <text:p>Thu Jul 24 00:00:00 2025</text:p>
          </table:table-cell>
          <table:table-cell table:style-name="pd1" office:value-type="date" office:date-value="2025-07-25T00:00:00">
            <text:p>Fri Jul 25 00:00:00 2025</text:p>
          </table:table-cell>
          <table:table-cell table:style-name="pd1" office:value-type="date" office:date-value="2025-07-26T00:00:00">
            <text:p>Sat Jul 26 00:00:00 2025</text:p>
          </table:table-cell>
          <table:table-cell table:style-name="pd1" office:value-type="date" office:date-value="2025-07-27T00:00:00">
            <text:p>Sun Jul 27 00:00:00 2025</text:p>
          </table:table-cell>
          <table:table-cell table:style-name="pd1" office:value-type="date" office:date-value="2025-07-28T00:00:00">
            <text:p>Mon Jul 28 00:00:00 2025</text:p>
          </table:table-cell>
          <table:table-cell table:style-name="pd1" office:value-type="date" office:date-value="2025-07-29T00:00:00">
            <text:p>Tue Jul 29 00:00:00 2025</text:p>
          </table:table-cell>
          <table:table-cell table:style-name="pd1" office:value-type="date" office:date-value="2025-07-30T00:00:00">
            <text:p>Wed Jul 30 00:00:00 2025</text:p>
          </table:table-cell>
          <table:table-cell table:style-name="pd1" office:value-type="date" office:date-value="2025-07-31T00:00:00">
            <text:p>Thu Jul 31 00:00:00 2025</text:p>
          </table:table-cell>
          <table:table-cell table:style-name="pd1" office:value-type="date" office:date-value="2025-08-01T00:00:00">
            <text:p>Fri Aug  1 00:00:00 2025</text:p>
          </table:table-cell>
          <table:table-cell table:style-name="pd1" office:value-type="date" office:date-value="2025-08-02T00:00:00">
            <text:p>Sat Aug  2 00:00:00 2025</text:p>
          </table:table-cell>
          <table:table-cell table:style-name="pd1" office:value-type="date" office:date-value="2025-08-03T00:00:00">
            <text:p>Sun Aug  3 00:00:00 2025</text:p>
          </table:table-cell>
          <table:table-cell table:style-name="pd1" office:value-type="date" office:date-value="2025-08-04T00:00:00">
            <text:p>Mon Aug  4 00:00:00 2025</text:p>
          </table:table-cell>
          <table:table-cell table:style-name="pd1" office:value-type="date" office:date-value="2025-08-05T00:00:00">
            <text:p>Tue Aug  5 00:00:00 2025</text:p>
          </table:table-cell>
          <table:table-cell table:style-name="pd1" office:value-type="date" office:date-value="2025-08-06T00:00:00">
            <text:p>Wed Aug  6 00:00:00 2025</text:p>
          </table:table-cell>
          <table:table-cell table:style-name="pd1" office:value-type="date" office:date-value="2025-08-07T00:00:00">
            <text:p>Thu Aug  7 00:00:00 2025</text:p>
          </table:table-cell>
          <table:table-cell table:style-name="pd1" office:value-type="date" office:date-value="2025-08-08T00:00:00">
            <text:p>Fri Aug  8 00:00:00 2025</text:p>
          </table:table-cell>
          <table:table-cell table:style-name="pd1" office:value-type="date" office:date-value="2025-08-09T00:00:00">
            <text:p>Sat Aug  9 00:00:00 2025</text:p>
          </table:table-cell>
          <table:table-cell table:style-name="pd1" office:value-type="date" office:date-value="2025-08-10T00:00:00">
            <text:p>Sun Aug 10 00:00:00 2025</text:p>
          </table:table-cell>
          <table:table-cell table:style-name="pd1" office:value-type="date" office:date-value="2025-08-11T00:00:00">
            <text:p>Mon Aug 11 00:00:00 2025</text:p>
          </table:table-cell>
          <table:table-cell table:style-name="pd1" office:value-type="date" office:date-value="2025-08-12T00:00:00">
            <text:p>Tue Aug 12 00:00:00 2025</text:p>
          </table:table-cell>
          <table:table-cell table:style-name="pd1" office:value-type="date" office:date-value="2025-08-13T00:00:00">
            <text:p>Wed Aug 13 00:00:00 2025</text:p>
          </table:table-cell>
          <table:table-cell table:style-name="pd1" office:value-type="date" office:date-value="2025-08-14T00:00:00">
            <text:p>Thu Aug 14 00:00:00 2025</text:p>
          </table:table-cell>
          <table:table-cell table:style-name="pd1" office:value-type="date" office:date-value="2025-08-15T00:00:00">
            <text:p>Fri Aug 15 00:00:00 2025</text:p>
          </table:table-cell>
          <table:table-cell table:style-name="pd1" office:value-type="date" office:date-value="2025-08-16T00:00:00">
            <text:p>Sat Aug 16 00:00:00 2025</text:p>
          </table:table-cell>
          <table:table-cell table:style-name="pd1" office:value-type="date" office:date-value="2025-08-17T00:00:00">
            <text:p>Sun Aug 17 00:00:00 2025</text:p>
          </table:table-cell>
          <table:table-cell table:style-name="pd1" office:value-type="date" office:date-value="2025-08-18T00:00:00">
            <text:p>Mon Aug 18 00:00:00 2025</text:p>
          </table:table-cell>
          <table:table-cell table:style-name="pd1" office:value-type="date" office:date-value="2025-08-19T00:00:00">
            <text:p>Tue Aug 19 00:00:00 2025</text:p>
          </table:table-cell>
          <table:table-cell table:style-name="pd1" office:value-type="date" office:date-value="2025-08-20T00:00:00">
            <text:p>Wed Aug 20 00:00:00 2025</text:p>
          </table:table-cell>
          <table:table-cell table:style-name="pd1" office:value-type="date" office:date-value="2025-08-21T00:00:00">
            <text:p>Thu Aug 21 00:00:00 2025</text:p>
          </table:table-cell>
          <table:table-cell table:style-name="pd1" office:value-type="date" office:date-value="2025-08-22T00:00:00">
            <text:p>Fri Aug 22 00:00:00 2025</text:p>
          </table:table-cell>
          <table:table-cell table:style-name="pd1" office:value-type="date" office:date-value="2025-08-23T00:00:00">
            <text:p>Sat Aug 23 00:00:00 2025</text:p>
          </table:table-cell>
          <table:table-cell table:style-name="pd1" office:value-type="date" office:date-value="2025-08-24T00:00:00">
            <text:p>Sun Aug 24 00:00:00 2025</text:p>
          </table:table-cell>
          <table:table-cell table:style-name="pd1" office:value-type="date" office:date-value="2025-08-25T00:00:00">
            <text:p>Mon Aug 25 00:00:00 2025</text:p>
          </table:table-cell>
          <table:table-cell table:style-name="pd1" office:value-type="date" office:date-value="2025-08-26T00:00:00">
            <text:p>Tue Aug 26 00:00:00 2025</text:p>
          </table:table-cell>
          <table:table-cell table:style-name="pd1" office:value-type="date" office:date-value="2025-08-27T00:00:00">
            <text:p>Wed Aug 27 00:00:00 2025</text:p>
          </table:table-cell>
          <table:table-cell table:style-name="pd1" office:value-type="date" office:date-value="2025-08-28T00:00:00">
            <text:p>Thu Aug 28 00:00:00 2025</text:p>
          </table:table-cell>
          <table:table-cell table:style-name="pd1" office:value-type="date" office:date-value="2025-08-29T00:00:00">
            <text:p>Fri Aug 29 00:00:00 2025</text:p>
          </table:table-cell>
          <table:table-cell table:style-name="pd1" office:value-type="date" office:date-value="2025-08-30T00:00:00">
            <text:p>Sat Aug 30 00:00:00 2025</text:p>
          </table:table-cell>
          <table:table-cell table:style-name="pd1" office:value-type="date" office:date-value="2025-08-31T00:00:00">
            <text:p>Sun Aug 31 00:00:00 2025</text:p>
          </table:table-cell>
          <table:table-cell table:style-name="pd1" office:value-type="date" office:date-value="2025-09-01T00:00:00">
            <text:p>Mon Sep  1 00:00:00 2025</text:p>
          </table:table-cell>
          <table:table-cell table:style-name="pd1" office:value-type="date" office:date-value="2025-09-02T00:00:00">
            <text:p>Tue Sep  2 00:00:00 2025</text:p>
          </table:table-cell>
          <table:table-cell table:style-name="pd1" office:value-type="date" office:date-value="2025-09-03T00:00:00">
            <text:p>Wed Sep  3 00:00:00 2025</text:p>
          </table:table-cell>
          <table:table-cell table:style-name="pd1" office:value-type="date" office:date-value="2025-09-04T00:00:00">
            <text:p>Thu Sep  4 00:00:00 2025</text:p>
          </table:table-cell>
          <table:table-cell table:style-name="pd1" office:value-type="date" office:date-value="2025-09-05T00:00:00">
            <text:p>Fri Sep  5 00:00:00 2025</text:p>
          </table:table-cell>
          <table:table-cell table:style-name="pd1" office:value-type="date" office:date-value="2025-09-06T00:00:00">
            <text:p>Sat Sep  6 00:00:00 2025</text:p>
          </table:table-cell>
          <table:table-cell table:style-name="pd1" office:value-type="date" office:date-value="2025-09-07T00:00:00">
            <text:p>Sun Sep  7 00:00:00 2025</text:p>
          </table:table-cell>
          <table:table-cell table:style-name="pd1" office:value-type="date" office:date-value="2025-09-08T00:00:00">
            <text:p>Mon Sep  8 00:00:00 2025</text:p>
          </table:table-cell>
          <table:table-cell table:style-name="pd1" office:value-type="date" office:date-value="2025-09-09T00:00:00">
            <text:p>Tue Sep  9 00:00:00 2025</text:p>
          </table:table-cell>
          <table:table-cell table:style-name="pd1" office:value-type="date" office:date-value="2025-09-10T00:00:00">
            <text:p>Wed Sep 10 00:00:00 2025</text:p>
          </table:table-cell>
          <table:table-cell table:style-name="pd1" office:value-type="date" office:date-value="2025-09-11T00:00:00">
            <text:p>Thu Sep 11 00:00:00 2025</text:p>
          </table:table-cell>
          <table:table-cell table:style-name="pd1" office:value-type="date" office:date-value="2025-09-12T00:00:00">
            <text:p>Fri Sep 12 00:00:00 2025</text:p>
          </table:table-cell>
          <table:table-cell table:style-name="pd1" office:value-type="date" office:date-value="2025-09-13T00:00:00">
            <text:p>Sat Sep 13 00:00:00 2025</text:p>
          </table:table-cell>
          <table:table-cell table:style-name="pd1" office:value-type="date" office:date-value="2025-09-14T00:00:00">
            <text:p>Sun Sep 14 00:00:00 2025</text:p>
          </table:table-cell>
          <table:table-cell table:style-name="pd1" office:value-type="date" office:date-value="2025-09-15T00:00:00">
            <text:p>Mon Sep 15 00:00:00 2025</text:p>
          </table:table-cell>
          <table:table-cell table:style-name="pd1" office:value-type="date" office:date-value="2025-09-16T00:00:00">
            <text:p>Tue Sep 16 00:00:00 2025</text:p>
          </table:table-cell>
          <table:table-cell table:style-name="pd1" office:value-type="date" office:date-value="2025-09-17T00:00:00">
            <text:p>Wed Sep 17 00:00:00 2025</text:p>
          </table:table-cell>
          <table:table-cell table:style-name="pd1" office:value-type="date" office:date-value="2025-09-18T00:00:00">
            <text:p>Thu Sep 18 00:00:00 2025</text:p>
          </table:table-cell>
          <table:table-cell table:style-name="pd1" office:value-type="date" office:date-value="2025-09-19T00:00:00">
            <text:p>Fri Sep 19 00:00:00 2025</text:p>
          </table:table-cell>
          <table:table-cell table:style-name="pd1" office:value-type="date" office:date-value="2025-09-20T00:00:00">
            <text:p>Sat Sep 20 00:00:00 2025</text:p>
          </table:table-cell>
          <table:table-cell table:style-name="pd1" office:value-type="date" office:date-value="2025-09-21T00:00:00">
            <text:p>Sun Sep 21 00:00:00 2025</text:p>
          </table:table-cell>
          <table:table-cell table:style-name="pd1" office:value-type="date" office:date-value="2025-09-22T00:00:00">
            <text:p>Mon Sep 22 00:00:00 2025</text:p>
          </table:table-cell>
          <table:table-cell table:style-name="pd1" office:value-type="date" office:date-value="2025-09-23T00:00:00">
            <text:p>Tue Sep 23 00:00:00 2025</text:p>
          </table:table-cell>
          <table:table-cell table:style-name="pd1" office:value-type="date" office:date-value="2025-09-24T00:00:00">
            <text:p>Wed Sep 24 00:00:00 2025</text:p>
          </table:table-cell>
          <table:table-cell table:style-name="pd1" office:value-type="date" office:date-value="2025-09-25T00:00:00">
            <text:p>Thu Sep 25 00:00:00 2025</text:p>
          </table:table-cell>
          <table:table-cell table:style-name="pd1" office:value-type="date" office:date-value="2025-09-26T00:00:00">
            <text:p>Fri Sep 26 00:00:00 2025</text:p>
          </table:table-cell>
          <table:table-cell table:style-name="pd1" office:value-type="date" office:date-value="2025-09-27T00:00:00">
            <text:p>Sat Sep 27 00:00:00 2025</text:p>
          </table:table-cell>
          <table:table-cell table:style-name="pd1" office:value-type="date" office:date-value="2025-09-28T00:00:00">
            <text:p>Sun Sep 28 00:00:00 2025</text:p>
          </table:table-cell>
          <table:table-cell table:style-name="pd1" office:value-type="date" office:date-value="2025-09-29T00:00:00">
            <text:p>Mon Sep 29 00:00:00 2025</text:p>
          </table:table-cell>
          <table:table-cell table:style-name="pd1" office:value-type="date" office:date-value="2025-09-30T00:00:00">
            <text:p>Tue Sep 30 00:00:00 2025</text:p>
          </table:table-cell>
          <table:table-cell table:style-name="pd1" office:value-type="date" office:date-value="2025-10-01T00:00:00">
            <text:p>Wed Oct  1 00:00:00 2025</text:p>
          </table:table-cell>
          <table:table-cell table:style-name="pd1" office:value-type="date" office:date-value="2025-10-02T00:00:00">
            <text:p>Thu Oct  2 00:00:00 2025</text:p>
          </table:table-cell>
          <table:table-cell table:style-name="pd1" office:value-type="date" office:date-value="2025-10-03T00:00:00">
            <text:p>Fri Oct  3 00:00:00 2025</text:p>
          </table:table-cell>
          <table:table-cell table:style-name="pd1" office:value-type="date" office:date-value="2025-10-04T00:00:00">
            <text:p>Sat Oct  4 00:00:00 2025</text:p>
          </table:table-cell>
          <table:table-cell table:style-name="pd1" office:value-type="date" office:date-value="2025-10-05T00:00:00">
            <text:p>Sun Oct  5 00:00:00 2025</text:p>
          </table:table-cell>
          <table:table-cell table:style-name="pd1" office:value-type="date" office:date-value="2025-10-06T00:00:00">
            <text:p>Mon Oct  6 00:00:00 2025</text:p>
          </table:table-cell>
          <table:table-cell table:style-name="pd1" office:value-type="date" office:date-value="2025-10-07T00:00:00">
            <text:p>Tue Oct  7 00:00:00 2025</text:p>
          </table:table-cell>
          <table:table-cell table:style-name="pd1" office:value-type="date" office:date-value="2025-10-08T00:00:00">
            <text:p>Wed Oct  8 00:00:00 2025</text:p>
          </table:table-cell>
          <table:table-cell table:style-name="pd1" office:value-type="date" office:date-value="2025-10-09T00:00:00">
            <text:p>Thu Oct  9 00:00:00 2025</text:p>
          </table:table-cell>
          <table:table-cell table:style-name="pd1" office:value-type="date" office:date-value="2025-10-10T00:00:00">
            <text:p>Fri Oct 10 00:00:00 2025</text:p>
          </table:table-cell>
          <table:table-cell table:style-name="pd1" office:value-type="date" office:date-value="2025-10-11T00:00:00">
            <text:p>Sat Oct 11 00:00:00 2025</text:p>
          </table:table-cell>
          <table:table-cell table:style-name="pd1" office:value-type="date" office:date-value="2025-10-12T00:00:00">
            <text:p>Sun Oct 12 00:00:00 2025</text:p>
          </table:table-cell>
          <table:table-cell table:style-name="pd1" office:value-type="date" office:date-value="2025-10-13T00:00:00">
            <text:p>Mon Oct 13 00:00:00 2025</text:p>
          </table:table-cell>
          <table:table-cell table:style-name="pd1" office:value-type="date" office:date-value="2025-10-14T00:00:00">
            <text:p>Tue Oct 14 00:00:00 2025</text:p>
          </table:table-cell>
          <table:table-cell table:style-name="pd1" office:value-type="date" office:date-value="2025-10-15T00:00:00">
            <text:p>Wed Oct 15 00:00:00 2025</text:p>
          </table:table-cell>
          <table:table-cell table:style-name="pd1" office:value-type="date" office:date-value="2025-10-16T00:00:00">
            <text:p>Thu Oct 16 00:00:00 2025</text:p>
          </table:table-cell>
          <table:table-cell table:style-name="pd1" office:value-type="date" office:date-value="2025-10-17T00:00:00">
            <text:p>Fri Oct 17 00:00:00 2025</text:p>
          </table:table-cell>
          <table:table-cell table:style-name="pd1" office:value-type="date" office:date-value="2025-10-18T00:00:00">
            <text:p>Sat Oct 18 00:00:00 2025</text:p>
          </table:table-cell>
          <table:table-cell table:style-name="pd1" office:value-type="date" office:date-value="2025-10-19T00:00:00">
            <text:p>Sun Oct 19 00:00:00 2025</text:p>
          </table:table-cell>
          <table:table-cell table:style-name="pd1" office:value-type="date" office:date-value="2025-10-20T00:00:00">
            <text:p>Mon Oct 20 00:00:00 2025</text:p>
          </table:table-cell>
          <table:table-cell table:style-name="pd1" office:value-type="date" office:date-value="2025-10-21T00:00:00">
            <text:p>Tue Oct 21 00:00:00 2025</text:p>
          </table:table-cell>
          <table:table-cell table:style-name="pd1" office:value-type="date" office:date-value="2025-10-22T00:00:00">
            <text:p>Wed Oct 22 00:00:00 2025</text:p>
          </table:table-cell>
          <table:table-cell table:style-name="pd1" office:value-type="date" office:date-value="2025-10-23T00:00:00">
            <text:p>Thu Oct 23 00:00:00 2025</text:p>
          </table:table-cell>
          <table:table-cell table:style-name="pd1" office:value-type="date" office:date-value="2025-10-24T00:00:00">
            <text:p>Fri Oct 24 00:00:00 2025</text:p>
          </table:table-cell>
          <table:table-cell table:style-name="pd1" office:value-type="date" office:date-value="2025-10-25T00:00:00">
            <text:p>Sat Oct 25 00:00:00 2025</text:p>
          </table:table-cell>
          <table:table-cell table:style-name="pd1" office:value-type="date" office:date-value="2025-10-26T00:00:00">
            <text:p>Sun Oct 26 00:00:00 2025</text:p>
          </table:table-cell>
          <table:table-cell table:style-name="pd1" office:value-type="date" office:date-value="2025-10-27T00:00:00">
            <text:p>Mon Oct 27 00:00:00 2025</text:p>
          </table:table-cell>
          <table:table-cell table:style-name="pd1" office:value-type="date" office:date-value="2025-10-28T00:00:00">
            <text:p>Tue Oct 28 00:00:00 2025</text:p>
          </table:table-cell>
          <table:table-cell table:style-name="pd1" office:value-type="date" office:date-value="2025-10-29T00:00:00">
            <text:p>Wed Oct 29 00:00:00 2025</text:p>
          </table:table-cell>
          <table:table-cell table:style-name="pd1" office:value-type="date" office:date-value="2025-10-30T00:00:00">
            <text:p>Thu Oct 30 00:00:00 2025</text:p>
          </table:table-cell>
          <table:table-cell table:style-name="pd1" office:value-type="date" office:date-value="2025-10-31T00:00:00">
            <text:p>Fri Oct 31 00:00:00 2025</text:p>
          </table:table-cell>
          <table:table-cell table:style-name="pd1" office:value-type="date" office:date-value="2025-11-01T00:00:00">
            <text:p>Sat Nov  1 00:00:00 2025</text:p>
          </table:table-cell>
          <table:table-cell table:style-name="pd1" office:value-type="date" office:date-value="2025-11-02T00:00:00">
            <text:p>Sun Nov  2 00:00:00 2025</text:p>
          </table:table-cell>
          <table:table-cell table:style-name="pd1" office:value-type="date" office:date-value="2025-11-03T00:00:00">
            <text:p>Mon Nov  3 00:00:00 2025</text:p>
          </table:table-cell>
          <table:table-cell table:style-name="pd1" office:value-type="date" office:date-value="2025-11-04T00:00:00">
            <text:p>Tue Nov  4 00:00:00 2025</text:p>
          </table:table-cell>
          <table:table-cell table:style-name="pd1" office:value-type="date" office:date-value="2025-11-05T00:00:00">
            <text:p>Wed Nov  5 00:00:00 2025</text:p>
          </table:table-cell>
          <table:table-cell table:style-name="pd1" office:value-type="date" office:date-value="2025-11-06T00:00:00">
            <text:p>Thu Nov  6 00:00:00 2025</text:p>
          </table:table-cell>
          <table:table-cell table:style-name="pd1" office:value-type="date" office:date-value="2025-11-07T00:00:00">
            <text:p>Fri Nov  7 00:00:00 2025</text:p>
          </table:table-cell>
          <table:table-cell table:style-name="pd1" office:value-type="date" office:date-value="2025-11-08T00:00:00">
            <text:p>Sat Nov  8 00:00:00 2025</text:p>
          </table:table-cell>
          <table:table-cell table:style-name="pd1" office:value-type="date" office:date-value="2025-11-09T00:00:00">
            <text:p>Sun Nov  9 00:00:00 2025</text:p>
          </table:table-cell>
          <table:table-cell table:style-name="pd1" office:value-type="date" office:date-value="2025-11-10T00:00:00">
            <text:p>Mon Nov 10 00:00:00 2025</text:p>
          </table:table-cell>
          <table:table-cell table:style-name="pd1" office:value-type="date" office:date-value="2025-11-11T00:00:00">
            <text:p>Tue Nov 11 00:00:00 2025</text:p>
          </table:table-cell>
          <table:table-cell table:style-name="pd1" office:value-type="date" office:date-value="2025-11-12T00:00:00">
            <text:p>Wed Nov 12 00:00:00 2025</text:p>
          </table:table-cell>
          <table:table-cell table:style-name="pd1" office:value-type="date" office:date-value="2025-11-13T00:00:00">
            <text:p>Thu Nov 13 00:00:00 2025</text:p>
          </table:table-cell>
          <table:table-cell table:style-name="pd1" office:value-type="date" office:date-value="2025-11-14T00:00:00">
            <text:p>Fri Nov 14 00:00:00 2025</text:p>
          </table:table-cell>
          <table:table-cell table:style-name="pd1" office:value-type="date" office:date-value="2025-11-15T00:00:00">
            <text:p>Sat Nov 15 00:00:00 2025</text:p>
          </table:table-cell>
          <table:table-cell table:style-name="pd1" office:value-type="date" office:date-value="2025-11-16T00:00:00">
            <text:p>Sun Nov 16 00:00:00 2025</text:p>
          </table:table-cell>
          <table:table-cell table:style-name="pd1" office:value-type="date" office:date-value="2025-11-17T00:00:00">
            <text:p>Mon Nov 17 00:00:00 2025</text:p>
          </table:table-cell>
          <table:table-cell table:style-name="pd1" office:value-type="date" office:date-value="2025-11-18T00:00:00">
            <text:p>Tue Nov 18 00:00:00 2025</text:p>
          </table:table-cell>
          <table:table-cell table:style-name="pd1" office:value-type="date" office:date-value="2025-11-19T00:00:00">
            <text:p>Wed Nov 19 00:00:00 2025</text:p>
          </table:table-cell>
          <table:table-cell table:style-name="pd1" office:value-type="date" office:date-value="2025-11-20T00:00:00">
            <text:p>Thu Nov 20 00:00:00 2025</text:p>
          </table:table-cell>
          <table:table-cell table:style-name="pd1" office:value-type="date" office:date-value="2025-11-21T00:00:00">
            <text:p>Fri Nov 21 00:00:00 2025</text:p>
          </table:table-cell>
          <table:table-cell table:style-name="pd1" office:value-type="date" office:date-value="2025-11-22T00:00:00">
            <text:p>Sat Nov 22 00:00:00 2025</text:p>
          </table:table-cell>
          <table:table-cell table:style-name="pd1" office:value-type="date" office:date-value="2025-11-23T00:00:00">
            <text:p>Sun Nov 23 00:00:00 2025</text:p>
          </table:table-cell>
          <table:table-cell table:style-name="pd1" office:value-type="date" office:date-value="2025-11-24T00:00:00">
            <text:p>Mon Nov 24 00:00:00 2025</text:p>
          </table:table-cell>
          <table:table-cell table:style-name="pd1" office:value-type="date" office:date-value="2025-11-25T00:00:00">
            <text:p>Tue Nov 25 00:00:00 2025</text:p>
          </table:table-cell>
          <table:table-cell table:style-name="pd1" office:value-type="date" office:date-value="2025-11-26T00:00:00">
            <text:p>Wed Nov 26 00:00:00 2025</text:p>
          </table:table-cell>
          <table:table-cell table:style-name="pd1" office:value-type="date" office:date-value="2025-11-27T00:00:00">
            <text:p>Thu Nov 27 00:00:00 2025</text:p>
          </table:table-cell>
          <table:table-cell table:style-name="pd1" office:value-type="date" office:date-value="2025-11-28T00:00:00">
            <text:p>Fri Nov 28 00:00:00 2025</text:p>
          </table:table-cell>
          <table:table-cell table:style-name="pd1" office:value-type="date" office:date-value="2025-11-29T00:00:00">
            <text:p>Sat Nov 29 00:00:00 2025</text:p>
          </table:table-cell>
          <table:table-cell table:style-name="pd1" office:value-type="date" office:date-value="2025-11-30T00:00:00">
            <text:p>Sun Nov 30 00:00:00 2025</text:p>
          </table:table-cell>
          <table:table-cell table:style-name="pd1" office:value-type="date" office:date-value="2025-12-01T00:00:00">
            <text:p>Mon Dec  1 00:00:00 2025</text:p>
          </table:table-cell>
          <table:table-cell table:style-name="pd1" office:value-type="date" office:date-value="2025-12-02T00:00:00">
            <text:p>Tue Dec  2 00:00:00 2025</text:p>
          </table:table-cell>
          <table:table-cell table:style-name="pd1" office:value-type="date" office:date-value="2025-12-03T00:00:00">
            <text:p>Wed Dec  3 00:00:00 2025</text:p>
          </table:table-cell>
          <table:table-cell table:style-name="pd1" office:value-type="date" office:date-value="2025-12-04T00:00:00">
            <text:p>Thu Dec  4 00:00:00 2025</text:p>
          </table:table-cell>
          <table:table-cell table:style-name="pd1" office:value-type="date" office:date-value="2025-12-05T00:00:00">
            <text:p>Fri Dec  5 00:00:00 2025</text:p>
          </table:table-cell>
          <table:table-cell table:style-name="pd1" office:value-type="date" office:date-value="2025-12-06T00:00:00">
            <text:p>Sat Dec  6 00:00:00 2025</text:p>
          </table:table-cell>
          <table:table-cell table:style-name="pd1" office:value-type="date" office:date-value="2025-12-07T00:00:00">
            <text:p>Sun Dec  7 00:00:00 2025</text:p>
          </table:table-cell>
          <table:table-cell table:style-name="pd1" office:value-type="date" office:date-value="2025-12-08T00:00:00">
            <text:p>Mon Dec  8 00:00:00 2025</text:p>
          </table:table-cell>
          <table:table-cell table:style-name="pd1" office:value-type="date" office:date-value="2025-12-09T00:00:00">
            <text:p>Tue Dec  9 00:00:00 2025</text:p>
          </table:table-cell>
          <table:table-cell table:style-name="pd1" office:value-type="date" office:date-value="2025-12-10T00:00:00">
            <text:p>Wed Dec 10 00:00:00 2025</text:p>
          </table:table-cell>
          <table:table-cell table:style-name="pd1" office:value-type="date" office:date-value="2025-12-11T00:00:00">
            <text:p>Thu Dec 11 00:00:00 2025</text:p>
          </table:table-cell>
          <table:table-cell table:style-name="pd1" office:value-type="date" office:date-value="2025-12-12T00:00:00">
            <text:p>Fri Dec 12 00:00:00 2025</text:p>
          </table:table-cell>
          <table:table-cell table:style-name="pd1" office:value-type="date" office:date-value="2025-12-13T00:00:00">
            <text:p>Sat Dec 13 00:00:00 2025</text:p>
          </table:table-cell>
          <table:table-cell table:style-name="pd1" office:value-type="date" office:date-value="2025-12-14T00:00:00">
            <text:p>Sun Dec 14 00:00:00 2025</text:p>
          </table:table-cell>
          <table:table-cell table:style-name="pd1" office:value-type="date" office:date-value="2025-12-15T00:00:00">
            <text:p>Mon Dec 15 00:00:00 2025</text:p>
          </table:table-cell>
          <table:table-cell table:style-name="pd1" office:value-type="date" office:date-value="2025-12-16T00:00:00">
            <text:p>Tue Dec 16 00:00:00 2025</text:p>
          </table:table-cell>
          <table:table-cell table:style-name="pd1" office:value-type="date" office:date-value="2025-12-17T00:00:00">
            <text:p>Wed Dec 17 00:00:00 2025</text:p>
          </table:table-cell>
          <table:table-cell table:style-name="pd1" office:value-type="date" office:date-value="2025-12-18T00:00:00">
            <text:p>Thu Dec 18 00:00:00 2025</text:p>
          </table:table-cell>
          <table:table-cell table:style-name="pd1" office:value-type="date" office:date-value="2025-12-19T00:00:00">
            <text:p>Fri Dec 19 00:00:00 2025</text:p>
          </table:table-cell>
          <table:table-cell table:style-name="pd1" office:value-type="date" office:date-value="2025-12-20T00:00:00">
            <text:p>Sat Dec 20 00:00:00 2025</text:p>
          </table:table-cell>
          <table:table-cell table:style-name="pd1" office:value-type="date" office:date-value="2025-12-21T00:00:00">
            <text:p>Sun Dec 21 00:00:00 2025</text:p>
          </table:table-cell>
          <table:table-cell table:style-name="pd1" office:value-type="date" office:date-value="2025-12-22T00:00:00">
            <text:p>Mon Dec 22 00:00:00 2025</text:p>
          </table:table-cell>
          <table:table-cell table:style-name="pd1" office:value-type="date" office:date-value="2025-12-23T00:00:00">
            <text:p>Tue Dec 23 00:00:00 2025</text:p>
          </table:table-cell>
          <table:table-cell table:style-name="pd1" office:value-type="date" office:date-value="2025-12-24T00:00:00">
            <text:p>Wed Dec 24 00:00:00 2025</text:p>
          </table:table-cell>
          <table:table-cell table:style-name="pd1" office:value-type="date" office:date-value="2025-12-25T00:00:00">
            <text:p>Thu Dec 25 00:00:00 2025</text:p>
          </table:table-cell>
          <table:table-cell table:style-name="pd1" office:value-type="date" office:date-value="2025-12-26T00:00:00">
            <text:p>Fri Dec 26 00:00:00 2025</text:p>
          </table:table-cell>
          <table:table-cell table:style-name="pd1" office:value-type="date" office:date-value="2025-12-27T00:00:00">
            <text:p>Sat Dec 27 00:00:00 2025</text:p>
          </table:table-cell>
          <table:table-cell table:style-name="pd1" office:value-type="date" office:date-value="2025-12-28T00:00:00">
            <text:p>Sun Dec 28 00:00:00 2025</text:p>
          </table:table-cell>
          <table:table-cell table:style-name="pd1" office:value-type="date" office:date-value="2025-12-29T00:00:00">
            <text:p>Mon Dec 29 00:00:00 2025</text:p>
          </table:table-cell>
          <table:table-cell table:style-name="pd1" office:value-type="date" office:date-value="2025-12-30T00:00:00">
            <text:p>Tue Dec 30 00:00:00 2025</text:p>
          </table:table-cell>
          <table:table-cell table:style-name="pd1" office:value-type="date" office:date-value="2025-12-31T00:00:00">
            <text:p>Wed Dec 31 00:00:00 2025</text:p>
          </table:table-cell>
        </table:table-row>
        <table:table-row>
          <table:table-cell office:value-type="string" office:value="Expense">
            <text:p>Expen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ales">
            <text:p>Sale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rofit">
            <text:p>Profi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ersonal Expenses">
            <text:p>Personal Expense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alary Account">
            <text:p>Salary Accou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  <table:table table:name="Profit Summary">
        <table:table-row>
          <table:table-cell table:style-name="pd1" office:value-type="string" office:value="Metric">
            <text:p>Metric</text:p>
          </table:table-cell>
          <table:table-cell table:style-name="pd1" office:value-type="string" office:value="Value">
            <text:p>Value</text:p>
          </table:table-cell>
        </table:table-row>
        <table:table-row>
          <table:table-cell office:value-type="string" office:value="Total Revenue">
            <text:p>Total Revenue</text:p>
          </table:table-cell>
          <table:table-cell office:value-type="float" office:value="3300">
            <text:p>3300</text:p>
          </table:table-cell>
        </table:table-row>
        <table:table-row>
          <table:table-cell office:value-type="string" office:value="Total Expenses">
            <text:p>Total Expens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Profit">
            <text:p>Profit</text:p>
          </table:table-cell>
          <table:table-cell office:value-type="float" office:value="3300">
            <text:p>33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